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7"/>
        <table:table-column table:style-name="co2" table:default-cell-style-name="ce23"/>
        <table:table-column table:style-name="co3" table:default-cell-style-name="ce61"/>
        <table:table-column table:style-name="co4" table:default-cell-style-name="ce61"/>
        <table:table-column table:style-name="co5" table:default-cell-style-name="ce23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signar Fecha y Hora de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, se hayan realizado menos de 3 audiencias o se haya suspendido una audiencia y no exista un Dictamen emitido. El Conciliador debe dirigirse al Caso de Conciliación desead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guarda la fecha y hora en la que audiencia debe iniciar, se notificará a los Usuarios Conflictuados de la Fecha y Hora en la que se dará la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1-26" calcext:value-type="date">
            <text:p>26/11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2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5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ciliador fije una Fecha y Hora para el inicio de una Audiencia</text:p>
          </table:table-cell>
          <table:covered-table-cell table:style-name="ce25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5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El Conciliador e<text:span text:style-name="T1">scogerá la opción “Asignar Fecha y Hora de la siguiente Audiencia”. En la sección desplegada el Conciliador ingresa la fecha de la cita y la hora, da al botón “Asignar Cita” y se muestra un mensaje de confirmación, el Conciliador confirma la acción y un mensaje de éxito finaliza el proceso</text:span>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elige la opción “Asignar Fecha y Hora de la siguiente Audiencia”</text:p>
          </table:table-cell>
          <table:covered-table-cell table:style-name="ce28"/>
          <table:table-cell table:style-name="ce14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despliega una sección con el calendario para el ingreso de la fecha y un campo con el formato especificado de la hora</text:p>
          </table:table-cell>
          <table:covered-table-cell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escoge una fecha del calendario, ingresa una hora y pulsa “Asignar Cita”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a ventana emergente como confirmación a la fecha y hora ingresada</text:p>
          </table:table-cell>
          <table:covered-table-cell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lige la opción de “Confirmar”</text:p>
          </table:table-cell>
          <table:covered-table-cell/>
          <table:table-cell table:style-name="ce14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verifica que ningún campo este vacío y que cumplan con los requisitos de cada campo</text:p>
          </table:table-cell>
          <table:covered-table-cell/>
        </table:table-row>
        <table:table-row table:style-name="ro2">
          <table:table-cell table:style-name="ce14"/>
          <table:table-cell table:number-columns-spanned="2" table:number-rows-spanned="1"/>
          <table:covered-table-cell/>
          <table:table-cell table:style-name="ce9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un mensaje de éxito informando de la asignación de la fecha a la cita de Audiencia</text:p>
          </table:table-cell>
          <table:covered-table-cell/>
        </table:table-row>
        <table:table-row table:style-name="ro2">
          <table:table-cell table:style-name="ce15"/>
          <table:table-cell table:number-columns-spanned="2" table:number-rows-spanned="1"/>
          <table:covered-table-cell/>
          <table:table-cell table:style-name="ce9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informa a las demás partes sobre la hora y fecha de la cita para la Audienci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botón “Asignar Fecha y Hora de la siguiente Audiencia” se encuentra deshabilitado debido a que ya se excedieron el límite de Audiencias por Caso de Conciliación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sistema muestra un mensaje de advertencia: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“La fecha escogida para la Audiencia excede los 15 días después de la realización de la última Audiencia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 table:number-columns-spanned="5" table:number-rows-spanned="1">
            <text:p>“Un campo obligatorio se encuentra vacío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6c</text:p>
          </table:table-cell>
          <table:table-cell office:value-type="string" calcext:value-type="string" table:number-columns-spanned="5" table:number-rows-spanned="1">
            <text:p>“El formato de la fecha o hora no cumple con el requisitado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6d</text:p>
          </table:table-cell>
          <table:table-cell office:value-type="string" calcext:value-type="string" table:number-columns-spanned="5" table:number-rows-spanned="1">
            <text:p>“La hora escogida queda fuera del rango de un horario laboral”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Se muestra un mensaje de error: “Un error desconocido no permitió la correcta asignación de la cita de Audiencia, intentalo otra vez más tarde”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 table:number-columns-spanned="5" table:number-rows-spanned="1">
            <text:p>La fecha debe ser elegible con un calendario que tiene fechas disponibles de hasta unicamente 15 días después de la última Audiencia o 1 día después de la fecha actual</text:p>
          </table:table-cell>
          <table:covered-table-cell table:number-columns-repeated="4" table:style-name="Default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 table:number-columns-spanned="5" table:number-rows-spanned="1">
            <text:p>El formato de la fecha debe ser el siguiente: Año/Mes/Día</text:p>
          </table:table-cell>
          <table:covered-table-cell table:number-columns-repeated="4" table:style-name="Default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5" office:value-type="string" calcext:value-type="string" table:number-columns-spanned="5" table:number-rows-spanned="1">
            <text:p>La hora debe ser indicada con un formato de 24 hrs.</text:p>
          </table:table-cell>
          <table:covered-table-cell table:number-columns-repeated="4" table:style-name="ce3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5" office:value-type="string" calcext:value-type="string" table:number-columns-spanned="5" table:number-rows-spanned="1">
            <text:p>La hora debe ser escogida dentro del rango de horarios laborales, de 09:00 a 20:00 hrs.</text:p>
          </table:table-cell>
          <table:covered-table-cell table:number-columns-repeated="4" table:style-name="ce30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6:45:49.0298826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7:11:59.652022734</dc:date>
    <meta:editing-duration>PT3H23M53S</meta:editing-duration>
    <meta:editing-cycles>44</meta:editing-cycles>
    <meta:generator>LibreOffice/6.2.7.1$Linux_X86_64 LibreOffice_project/20$Build-1</meta:generator>
    <meta:document-statistic meta:table-count="1" meta:cell-count="60" meta:object-count="0"/>
  </office:meta>
</office:document-meta>
</file>